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3in" fo:margin-bottom="0.3in" fo:margin-left="0.3in" fo:margin-right="0.3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11:28:46.017803309</meta:creation-date>
    <meta:generator>LibreOffice/24.2.0.3$Linux_X86_64 LibreOffice_project/420$Build-3</meta:generator>
    <dc:date>2024-03-05T11:29:12.917518114</dc:date>
    <meta:editing-duration>PT28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